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ahnschrift Light1" svg:font-family="'Bahnschrift Ligh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master-page-name="">
      <style:paragraph-properties fo:margin-left="0in" fo:margin-right="0.0598in" fo:margin-top="0in" fo:margin-bottom="0.0835in" fo:text-align="center" style:justify-single-word="false" fo:text-indent="0in" style:auto-text-indent="false" style:page-number="auto"/>
    </style:style>
    <style:style style:name="P2" style:family="paragraph" style:parent-style-name="Text_20_body">
      <style:paragraph-properties fo:margin-left="0in" fo:margin-right="0.0598in" fo:margin-top="0in" fo:margin-bottom="0.0835in" fo:text-indent="0in" style:auto-text-indent="false"/>
      <style:text-properties style:font-name="Bahnschrift SemiBold" fo:font-size="18pt" style:text-underline-style="solid" style:text-underline-width="auto" style:text-underline-color="font-color" style:font-size-asian="18pt" style:font-size-complex="18pt"/>
    </style:style>
    <style:style style:name="P3" style:family="paragraph" style:parent-style-name="Text_20_body">
      <style:paragraph-properties fo:margin-left="0in" fo:margin-right="0.0598in" fo:margin-top="0in" fo:margin-bottom="0.0835in" fo:text-indent="0in" style:auto-text-indent="false"/>
      <style:text-properties style:font-name="Bahnschrift Light1"/>
    </style:style>
    <style:style style:name="P4" style:family="paragraph" style:parent-style-name="Text_20_body">
      <style:paragraph-properties fo:margin-left="0in" fo:margin-right="0.0598in" fo:margin-top="0in" fo:margin-bottom="0.0835in" fo:text-indent="0in" style:auto-text-indent="false"/>
      <style:text-properties style:font-name="Bahnschrift Light1" fo:font-size="15pt" style:font-size-asian="15pt" style:font-size-complex="15pt"/>
    </style:style>
    <style:style style:name="P5" style:family="paragraph" style:parent-style-name="Text_20_body">
      <style:paragraph-properties fo:margin-left="0in" fo:margin-right="0.0598in" fo:margin-top="0in" fo:margin-bottom="0.0835in" fo:text-indent="0in" style:auto-text-indent="false"/>
      <style:text-properties fo:font-size="15pt" style:font-size-asian="15pt" style:font-size-complex="15pt"/>
    </style:style>
    <style:style style:name="P6" style:family="paragraph" style:parent-style-name="Standard">
      <style:paragraph-properties fo:margin-left="0in" fo:margin-right="0.0598in" fo:margin-top="0in" fo:margin-bottom="0.0835in" fo:text-indent="0in" style:auto-text-indent="false"/>
      <style:text-properties style:font-name="Bahnschrift Light" fo:font-size="15pt" fo:language="en" fo:country="US" style:font-size-asian="15pt" style:font-size-complex="15pt"/>
    </style:style>
    <style:style style:name="P7" style:family="paragraph" style:parent-style-name="Text_20_body">
      <style:paragraph-properties fo:margin-left="0in" fo:margin-right="0.0598in" fo:margin-top="0in" fo:margin-bottom="0.0835in" fo:text-indent="0in" style:auto-text-indent="false"/>
      <style:text-properties style:font-name="Bahnschrift SemiBold" fo:font-size="18pt" fo:language="en" fo:country="US" style:text-underline-style="solid" style:text-underline-width="auto" style:text-underline-color="font-color" style:font-size-asian="18pt" style:font-size-complex="18pt"/>
    </style:style>
    <style:style style:name="P8" style:family="paragraph" style:parent-style-name="Text_20_body">
      <style:paragraph-properties fo:margin-left="0in" fo:margin-right="0.0598in" fo:margin-top="0in" fo:margin-bottom="0.0835in" fo:text-indent="0in" style:auto-text-indent="false"/>
      <style:text-properties style:font-name="Bahnschrift Light1" fo:font-size="15pt" fo:language="en" fo:country="US" style:font-size-asian="15pt" style:font-size-complex="15pt"/>
    </style:style>
    <style:style style:name="P9" style:family="paragraph" style:parent-style-name="Text_20_body" style:list-style-name="L1">
      <style:paragraph-properties fo:margin-left="0in" fo:margin-right="0.0598in" fo:margin-top="0in" fo:margin-bottom="0.0835in" fo:text-indent="0in" style:auto-text-indent="false"/>
      <style:text-properties style:font-name="Bahnschrift Light1" fo:font-size="15pt" fo:language="en" fo:country="US" style:font-size-asian="15pt" style:font-size-complex="15pt"/>
    </style:style>
    <style:style style:name="P10" style:family="paragraph" style:parent-style-name="Text_20_body" style:list-style-name="L6">
      <style:paragraph-properties fo:margin-left="0in" fo:margin-right="0.0598in" fo:margin-top="0in" fo:margin-bottom="0.0835in" fo:text-indent="0in" style:auto-text-indent="false"/>
      <style:text-properties style:font-name="Bahnschrift Light1" fo:font-size="15pt" fo:language="en" fo:country="US" style:font-size-asian="15pt" style:font-size-complex="15pt"/>
    </style:style>
    <style:style style:name="P11" style:family="paragraph" style:parent-style-name="Text_20_body" style:list-style-name="L7">
      <style:paragraph-properties fo:margin-left="0in" fo:margin-right="0.0598in" fo:margin-top="0in" fo:margin-bottom="0.0835in" fo:text-align="justify" style:justify-single-word="false" fo:text-indent="0in" style:auto-text-indent="false"/>
      <style:text-properties style:font-name="Bahnschrift Light1" fo:font-size="15pt" fo:language="en" fo:country="US" style:font-size-asian="15pt" style:font-size-complex="15pt"/>
    </style:style>
    <style:style style:name="P12" style:family="paragraph" style:parent-style-name="Text_20_body" style:list-style-name="L7">
      <style:paragraph-properties fo:margin-left="0in" fo:margin-right="0.0598in" fo:margin-top="0in" fo:margin-bottom="0.0835in" fo:text-indent="0in" style:auto-text-indent="false"/>
      <style:text-properties style:font-name="Bahnschrift Light1" fo:font-size="15pt" fo:language="en" fo:country="US" style:font-size-asian="15pt" style:font-size-complex="15pt"/>
    </style:style>
    <style:style style:name="P13" style:family="paragraph" style:parent-style-name="Text_20_body">
      <style:paragraph-properties fo:margin-left="0in" fo:margin-right="0.0598in" fo:margin-top="0in" fo:margin-bottom="0.0835in" fo:text-indent="0in" style:auto-text-indent="false"/>
      <style:text-properties style:font-name="Bahnschrift Light1" fo:font-size="15pt" fo:language="en" fo:country="US" fo:font-weight="bold" style:font-size-asian="15pt" style:font-weight-asian="bold" style:font-size-complex="15pt" style:font-weight-complex="bold"/>
    </style:style>
    <style:style style:name="P14" style:family="paragraph" style:parent-style-name="Text_20_body" style:list-style-name="L1">
      <style:paragraph-properties fo:margin-left="0in" fo:margin-right="0.0598in" fo:margin-top="0in" fo:margin-bottom="0.0835in" fo:text-indent="0in" style:auto-text-indent="false"/>
      <style:text-properties style:font-name="Bahnschrift Light1" fo:font-size="15pt" style:font-size-asian="15pt" style:font-size-complex="15pt"/>
    </style:style>
    <style:style style:name="P15" style:family="paragraph" style:parent-style-name="Text_20_body" style:list-style-name="L2">
      <style:paragraph-properties fo:margin-left="0in" fo:margin-right="0.0598in" fo:margin-top="0in" fo:margin-bottom="0.0835in" fo:text-indent="0in" style:auto-text-indent="false"/>
      <style:text-properties style:font-name="Bahnschrift Light1" fo:font-size="15pt" style:font-size-asian="15pt" style:font-size-complex="15pt"/>
    </style:style>
    <style:style style:name="P16" style:family="paragraph" style:parent-style-name="Text_20_body" style:list-style-name="L4">
      <style:paragraph-properties fo:margin-left="0in" fo:margin-right="0.0598in" fo:margin-top="0in" fo:margin-bottom="0.0835in" fo:text-indent="0in" style:auto-text-indent="false"/>
      <style:text-properties style:font-name="Bahnschrift Light1" fo:font-size="15pt" style:font-size-asian="15pt" style:font-size-complex="15pt"/>
    </style:style>
    <style:style style:name="P17" style:family="paragraph" style:parent-style-name="Text_20_body" style:list-style-name="L6">
      <style:paragraph-properties fo:margin-left="0in" fo:margin-right="0.0598in" fo:margin-top="0in" fo:margin-bottom="0.0835in" fo:text-indent="0in" style:auto-text-indent="false"/>
      <style:text-properties style:font-name="Bahnschrift Light1" fo:font-size="15pt" style:font-size-asian="15pt" style:font-size-complex="15pt"/>
    </style:style>
    <style:style style:name="P18" style:family="paragraph" style:parent-style-name="Text_20_body" style:list-style-name="L3">
      <style:paragraph-properties fo:margin-left="0in" fo:margin-right="0.0598in" fo:margin-top="0in" fo:margin-bottom="0.0835in" fo:text-indent="0in" style:auto-text-indent="false"/>
      <style:text-properties style:font-name="Bahnschrift Light1" fo:font-size="15pt" fo:font-weight="bold" style:font-size-asian="15pt" style:font-weight-asian="bold" style:font-size-complex="15pt" style:font-weight-complex="bold"/>
    </style:style>
    <style:style style:name="P19" style:family="paragraph" style:parent-style-name="Text_20_body" style:list-style-name="L5">
      <style:paragraph-properties fo:margin-left="0in" fo:margin-right="0.0598in" fo:margin-top="0in" fo:margin-bottom="0.0835in" fo:text-indent="0in" style:auto-text-indent="false"/>
      <style:text-properties style:font-name="Bahnschrift Light1" fo:font-size="15pt" fo:font-weight="bold" style:font-size-asian="15pt" style:font-weight-asian="bold" style:font-size-complex="15pt" style:font-weight-complex="bold"/>
    </style:style>
    <style:style style:name="P20" style:family="paragraph" style:parent-style-name="Text_20_body">
      <style:paragraph-properties fo:margin-left="0in" fo:margin-right="0.0598in" fo:margin-top="0in" fo:margin-bottom="0.0835in" fo:text-indent="0in" style:auto-text-indent="false"/>
      <style:text-properties style:font-name="Bahnschrift Light" fo:font-size="15pt" fo:language="en" fo:country="US" style:font-size-asian="15pt" style:font-size-complex="15pt"/>
    </style:style>
    <style:style style:name="P21" style:family="paragraph" style:parent-style-name="Text_20_body">
      <style:paragraph-properties fo:margin-top="0in" fo:margin-bottom="0.0835in"/>
      <style:text-properties style:font-name="Bahnschrift Light" fo:font-size="15pt" fo:language="en" fo:country="US" style:font-size-asian="15pt" style:font-size-complex="15pt"/>
    </style:style>
    <style:style style:name="P22" style:family="paragraph" style:parent-style-name="Text_20_body" style:list-style-name="L8">
      <style:paragraph-properties fo:margin-top="0in" fo:margin-bottom="0.0835in"/>
      <style:text-properties style:font-name="Bahnschrift Light" fo:font-size="15pt" fo:language="en" fo:country="US" style:font-size-asian="15pt" style:font-size-complex="15pt"/>
    </style:style>
    <style:style style:name="P23" style:family="paragraph" style:parent-style-name="Text_20_body" style:list-style-name="L10">
      <style:paragraph-properties fo:margin-top="0in" fo:margin-bottom="0.0835in"/>
      <style:text-properties style:font-name="Bahnschrift Light" fo:font-size="15pt" fo:language="en" fo:country="US" style:font-size-asian="15pt" style:font-size-complex="15pt"/>
    </style:style>
    <style:style style:name="P24" style:family="paragraph" style:parent-style-name="Text_20_body" style:list-style-name="L10">
      <style:paragraph-properties fo:margin-top="0in" fo:margin-bottom="0.0835in"/>
    </style:style>
    <style:style style:name="T1" style:family="text">
      <style:text-properties fo:language="en" fo:country="US"/>
    </style:style>
    <style:style style:name="T2" style:family="text">
      <style:text-properties style:font-name="Trebuchet MS"/>
    </style:style>
    <style:style style:name="T3" style:family="text">
      <style:text-properties style:font-name="Trebuchet MS" fo:language="en" fo:country="US"/>
    </style:style>
    <style:style style:name="T4" style:family="text">
      <style:text-properties style:font-name="Trebuchet MS" fo:font-size="15pt" fo:language="en" fo:country="US" style:font-size-asian="15pt" style:font-size-complex="15pt"/>
    </style:style>
    <style:style style:name="T5" style:family="text">
      <style:text-properties style:font-name="Arial Black" fo:font-size="24pt" fo:language="en" fo:country="US" style:font-size-asian="24pt" style:font-size-complex="24pt"/>
    </style:style>
    <style:style style:name="T6" style:family="text">
      <style:text-properties style:font-name="Bahnschrift SemiBold"/>
    </style:style>
    <style:style style:name="T7" style:family="text">
      <style:text-properties style:font-name="Bahnschrift SemiBold" fo:language="en" fo:country="US"/>
    </style:style>
    <style:style style:name="T8" style:family="text">
      <style:text-properties style:font-name="Bahnschrift SemiBold" fo:language="en" fo:country="US" style:text-underline-style="solid" style:text-underline-width="auto" style:text-underline-color="font-color"/>
    </style:style>
    <style:style style:name="T9" style:family="text">
      <style:text-properties style:font-name="Bahnschrift SemiBold" style:text-underline-style="solid" style:text-underline-width="auto" style:text-underline-color="font-color"/>
    </style:style>
    <style:style style:name="T10" style:family="text">
      <style:text-properties style:font-name="Bahnschrift Light1"/>
    </style:style>
    <style:style style:name="T11" style:family="text">
      <style:text-properties style:font-name="Bahnschrift Light1" fo:language="en" fo:country="US"/>
    </style:style>
    <style:style style:name="T12" style:family="text">
      <style:text-properties style:font-name="Bahnschrift Light1" fo:font-size="15pt" fo:language="en" fo:country="US" style:font-size-asian="15pt" style:font-size-complex="15pt"/>
    </style:style>
    <style:style style:name="T13" style:family="text">
      <style:text-properties fo:font-size="14pt" fo:language="en" fo:country="US" style:font-size-asian="14pt" style:font-size-complex="14pt"/>
    </style:style>
    <style:style style:name="T14" style:family="text">
      <style:text-properties fo:font-size="15pt" fo:language="en" fo:country="US" style:font-size-asian="15pt" style:font-size-complex="15pt"/>
    </style:style>
    <style:style style:name="T15" style:family="text">
      <style:text-properties style:font-name="Trebuchet MS"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Computer Network</text:span> </text:p>
      <text:p text:style-name="P7">What is a Network:</text:p>
      <text:p text:style-name="P3"><text:span text:style-name="T13">A network is a group of two or more similar things or people interconnected with each other. A collection of interconnected computers is called a computer network. A computer network can include different types of hosts (also called nodes), such as servers, desktops, laptops, phones, etc.</text:span> </text:p>
      <text:p text:style-name="P5"><text:span text:style-name="T8">Note</text:span><text:span text:style-name="T7">: </text:span><text:span text:style-name="T11">For communication, data in a network is divided into smaller chunks called packets. These packets are then transmitted over the network.</text:span><text:span text:style-name="T10"> </text:span></text:p>
      <text:p text:style-name="P7">Evolution of Networks:</text:p>
      <text:p text:style-name="P8">Networks were first designed by the Advanced Research Project Agency Network (ARPANET). The first network came into existence in 1969. The first message was exchanged between the University of California, Los Angeles (UCLA) and Stanford Research Institute (SRI). Gradually, more organizations joined ARPANET.</text:p>
      <text:p text:style-name="P13">Advantages of Networks:</text:p>
      <text:list xml:id="list2036202342347217907" text:style-name="L1">
        <text:list-item>
          <text:p text:style-name="P14"><text:span text:style-name="T1">Resource Sharing: The primary purpose of a network is to share data among user programs, applications, and peripheral devices connected to the network, regardless of their physical locations.</text:span> </text:p>
        </text:list-item>
        <text:list-item>
          <text:p text:style-name="P14"><text:span text:style-name="T1">Improved Communication: A computer network enables fast, reliable, and secure communication between users. It saves time and offers easy communication methods. For example, when working on a network, any changes made by one manager on a computer can easily be seen by other managers and employees. Thus, a network allows managers to easily update information.</text:span> </text:p>
        </text:list-item>
        <text:list-item>
          <text:p text:style-name="P14"><text:span text:style-name="T1">Reduced Communication Costs:</text:span> <text:span text:style-name="T1">Sharing resources also reduces communication costs. We can send large quantities of data at a low cost. The internet and mobile networks play a significant role in sending and receiving text, images, audio, etc.</text:span> </text:p>
        </text:list-item>
        <text:list-item>
          <text:p text:style-name="P14"><text:span text:style-name="T1">Data Reliability: Reliability means the backup of data, i.e., data can be copied and stored on multiple computers. Through a network, we can save and store important data on a secure site or computer. In the future, if there is any problem with our computer/PC, we can </text:span><text:soft-page-break/><text:span text:style-name="T1">restore our information from that secure computer.</text:span> </text:p>
        </text:list-item>
        <text:list-item>
          <text:p text:style-name="P9">Central Storage of Data: Files can be stored on a central node, such as a file server. With centralized processing, data is stored and retrieved from a single central location. This reduces data duplication and minimizes data redundancy.</text:p>
        </text:list-item>
      </text:list>
      <text:p text:style-name="P13">Disadvantages of Computer Networks:</text:p>
      <text:list xml:id="list6940950121587712524" text:style-name="L2">
        <text:list-item>
          <text:p text:style-name="P15"><text:span text:style-name="T1">Cost of Setup and Maintenance: It is challenging to set up large networks because the systems on a network are sophisticated and complex to manage.</text:span> </text:p>
        </text:list-item>
        <text:list-item>
          <text:p text:style-name="P15"><text:span text:style-name="T1">Threats to Data Security: Unauthorized access to data can lead to data theft or data corruption. Computer viruses, worms, malware, phishing, etc., pose threats to network security.</text:span> </text:p>
        </text:list-item>
      </text:list>
      <text:p text:style-name="P2"><text:span text:style-name="T1"># Types of Networks: -</text:span> </text:p>
      <text:p text:style-name="P4"><text:span text:style-name="T1">Computer networks can logically divide into two types: - </text:span> </text:p>
      <text:list xml:id="list2055019888396267980" text:style-name="L3">
        <text:list-item>
          <text:p text:style-name="P18"><text:span text:style-name="T1">Client-server Network: -</text:span> </text:p>
        </text:list-item>
      </text:list>
      <text:list xml:id="list7323647949227429819" text:style-name="L4">
        <text:list-item>
          <text:p text:style-name="P16"><text:span text:style-name="T1">In a client-server network, multiple computers connect to a central server. The server holds all the resources, and clients request these resources from the server. It's commonly used for larger networks. Think of it like asking a librarian (the server) for a book (information) in a library—your computer (the client) seeks specific data from the server, which holds all the info, just like the librarian has all the books.</text:span> </text:p>
        </text:list-item>
      </text:list>
      <text:list xml:id="list788014077578587172" text:style-name="L5">
        <text:list-item>
          <text:p text:style-name="P19"><text:span text:style-name="T1">Peer-to-Peer Network: -</text:span> </text:p>
        </text:list-item>
      </text:list>
      <text:list xml:id="list5500231693734469612" text:style-name="L6">
        <text:list-item>
          <text:p text:style-name="P17"><text:span text:style-name="T1">A peer-to-peer network is like a community of equals. Each computer, or "peer," in the network can act as both a client and a server. They directly share resources, like files or processing power, with other peers without a central server. It's like a group of friends sharing items among themselves without a main authority. Each peer can both give and receive resources from other peers in the network, creating a decentralized and collaborative environment.  This network is ideal for small networks.</text:span> </text:p>
        </text:list-item>
        <text:list-item>
          <text:p text:style-name="P10">Based on geographical spread, network may be classified as:</text:p>
        </text:list-item>
      </text:list>
      <text:p text:style-name="P8"/>
      <text:p text:style-name="P8"><text:soft-page-break/></text:p>
      <text:p text:style-name="P4"><text:span text:style-name="T1"><text:tab/><text:tab/></text:span><text:span text:style-name="T3">a). Personal Area Network (PAN): -</text:span></text:p>
      <text:list xml:id="list1963238933317904376" text:style-name="L7">
        <text:list-item>
          <text:list>
            <text:list-item>
              <text:list>
                <text:list-item>
                  <text:p text:style-name="P11">PAN lies within an approximate range of 10 meters.  </text:p>
                </text:list-item>
                <text:list-item>
                  <text:p text:style-name="P12">A PAN may be wired or wireless systems like Bluetooth. </text:p>
                </text:list-item>
                <text:list-item>
                  <text:p text:style-name="P12">For ex: - A mobile phone connected to the two laptops through USB forms a wired PAN, While Bluetooth-enabled headphones forms a wireless PAN.</text:p>
                </text:list-item>
              </text:list>
            </text:list-item>
          </text:list>
        </text:list-item>
      </text:list>
      <text:p text:style-name="P3"><text:span text:style-name="T14"><text:tab/><text:tab/></text:span><text:span text:style-name="T4">b). Local Area Network (LAN): </text:span></text:p>
      <text:list xml:id="list2846244619699641196" text:style-name="L8">
        <text:list-item>
          <text:p text:style-name="P22">It is a privately owned computer network covering a small geographical area like, a home , office or a building. The connectivity is done by means of wires, Ethernet cables or WI-FI.</text:p>
        </text:list-item>
        <text:list-item>
          <text:p text:style-name="P22">A LAN can be setup using wired (UTP cables, coaxial cables, etc.) or wireless media(Infrared, Radio, waves), this media is also know as WLAN (Wireless LAN).</text:p>
        </text:list-item>
        <text:list-item>
          <text:p text:style-name="P22">The key purpose of <text:s/>a LAN to share resources.</text:p>
        </text:list-item>
        <text:list-item>
          <text:p text:style-name="P22">Data transfer rate speed over a local Area network can vary from 10Mbps to 1Gbps.</text:p>
        </text:list-item>
        <text:list-item>
          <text:p text:style-name="P22">These types of network can be extended upto 1 km.</text:p>
        </text:list-item>
        <text:list-item>
          <text:p text:style-name="P22">Data transfer in LAN is quite high and usually varies from 10Mbps(called Ehternet) to 1000Mbps (called Gigabit Ethernet), where Mbps stands for Megabits per second.</text:p>
        </text:list-item>
      </text:list>
      <text:p text:style-name="P20"><text:span text:style-name="T9">Note</text:span><text:span text:style-name="T6">: </text:span><text:span text:style-name="T10">Guided media means wired media and Unguided media means wireless media.</text:span></text:p>
      <text:p text:style-name="P20"><text:span text:style-name="T10"><text:tab/><text:tab/></text:span><text:span text:style-name="T15">c</text:span><text:span text:style-name="T2">). Metropolitan Area Network (MAN):</text:span></text:p>
      <text:list xml:id="list5396304763823157370" text:style-name="L10">
        <text:list-item>
          <text:p text:style-name="P24"><text:span text:style-name="T12">MAN is larger than a Lan and can cover a city and its surrounding areas. A MAN usually interconnected a number of LANs and individual computers.</text:span></text:p>
        </text:list-item>
        <text:list-item>
          <text:p text:style-name="P24"><text:span text:style-name="T12">All types of communication media (guided and unduided) are used to set up MAN.</text:span></text:p>
        </text:list-item>
        <text:list-item>
          <text:p text:style-name="P24"><text:span text:style-name="T12">A MAN is typically owned and operated by asingle entity such as government body or a large coporation.</text:span></text:p>
        </text:list-item>
        <text:list-item>
          <text:p text:style-name="P24"><text:soft-page-break/><text:span text:style-name="T12">Eg:- Cable television networks available in the whole city.</text:span></text:p>
          <text:p text:style-name="P24"><text:span text:style-name="T4"><text:tab/><text:tab/></text:span></text:p>
        </text:list-item>
      </text:list>
      <text:p text:style-name="P6"><text:span text:style-name="T15"><text:tab/><text:tab/>d</text:span><text:span text:style-name="T2">). Wide Area Network (WAN):</text:span></text:p>
      <text:list xml:id="list20407069" text:continue-numbering="true" text:style-name="L10">
        <text:list-item>
          <text:p text:style-name="P23"><text:span text:style-name="T10">It is a telecommunication Network,</text:span></text:p>
        </text:list-item>
        <text:list-item>
          <text:p text:style-name="P23"><text:span text:style-name="T10">It spreads over a large geographicalarea across countries and continents.</text:span></text:p>
        </text:list-item>
        <text:list-item>
          <text:p text:style-name="P23"><text:span text:style-name="T10">WAN are generally used to interconnect serveral other type of networks such as LANs, MANs, etc.</text:span></text:p>
        </text:list-item>
        <text:list-item>
          <text:p text:style-name="P23"><text:span text:style-name="T10">A WAN uses common carriers like Satellite systems , telephone lines, etc.</text:span></text:p>
        </text:list-item>
        <text:list-item>
          <text:p text:style-name="P23"><text:span text:style-name="T10">WAN is spread all over the country, continent or globle.</text:span></text:p>
        </text:list-item>
        <text:list-item>
          <text:p text:style-name="P23"><text:span text:style-name="T10">Eg:- The internet is the best known example of WAN which spanning the entire planet.</text:span></text:p>
        </text:list-item>
      </text:list>
      <text:p text:style-name="P21"><text:span text:style-name="T10"/></text:p>
      <text:p text:style-name="P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ahnschrift Light1" svg:font-family="'Bahnschrift Ligh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2-12T23:53:20.17</meta:creation-date>
    <meta:editing-duration>PT22S</meta:editing-duration>
    <meta:editing-cycles>2</meta:editing-cycles>
    <meta:generator>OpenOffice/4.1.14$Win32 OpenOffice.org_project/4114m1$Build-9811</meta:generator>
    <meta:document-statistic meta:table-count="0" meta:image-count="0" meta:object-count="0" meta:page-count="4" meta:paragraph-count="48" meta:word-count="932" meta:character-count="5626"/>
    <dc:date>2023-12-13T00:16:33.82</dc:date>
  </office:meta>
</office:document-meta>
</file>